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0000000B03BF6BA3A5E4947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ourier 10 Pitch" svg:font-family="'Courier 10 Pitch'"/>
    <style:font-face style:name="Futura" svg:font-family="Futura"/>
    <style:font-face style:name="Lobster 1.3" svg:font-family="'Lobster 1.3'"/>
    <style:font-face style:name="ScrapItUp" svg:font-family="ScrapItUp"/>
    <style:font-face style:name="Bitstream Charter" svg:font-family="'Bitstream Charter'" style:font-family-generic="roman"/>
    <style:font-face style:name="Century Gothic3" svg:font-family="'Century Gothic'" style:font-family-generic="roman"/>
    <style:font-face style:name="Courier 10 Pitch1" svg:font-family="'Courier 10 Pitch'" style:font-pitch="fixed"/>
    <style:font-face style:name="Px437 IBM PS/2thin3" svg:font-family="'Px437 IBM PS/2thin3'" style:font-pitch="fixed"/>
    <style:font-face style:name="Px437 TandyNew Mono" svg:font-family="'Px437 TandyNew Mono'" style:font-pitch="fixed"/>
    <style:font-face style:name="Px437 Wyse700b" svg:font-family="'Px437 Wyse700b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lack Betty" svg:font-family="'Black Betty'" style:font-pitch="variable"/>
    <style:font-face style:name="Century Gothic" svg:font-family="'Century Gothic'" style:font-pitch="variable"/>
    <style:font-face style:name="Chandas" svg:font-family="Chandas" style:font-pitch="variable"/>
    <style:font-face style:name="ChunkFive" svg:font-family="ChunkFive" style:font-pitch="variable"/>
    <style:font-face style:name="Courier 10 Pitch2" svg:font-family="'Courier 10 Pitch'" style:font-pitch="variable"/>
    <style:font-face style:name="Futura1" svg:font-family="Futura" style:font-pitch="variable"/>
    <style:font-face style:name="Goudy Bookletter 1911" svg:font-family="'Goudy Bookletter 1911'" style:font-pitch="variable"/>
    <style:font-face style:name="Goudy Old Style" svg:font-family="'Goudy Old Styl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bster 1.31" svg:font-family="'Lobster 1.3'" style:font-pitch="variable"/>
    <style:font-face style:name="Orbitron" svg:font-family="Orbitron" style:font-pitch="variable"/>
    <style:font-face style:name="Playfair Display" svg:font-family="'Playfair Display'" style:font-pitch="variable"/>
    <style:font-face style:name="Raleway" svg:font-family="Raleway" style:font-pitch="variable"/>
    <style:font-face style:name="Sawasdee" svg:font-family="Sawasdee" style:font-pitch="variable"/>
    <style:font-face style:name="ScrapItUp1" svg:font-family="ScrapItUp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akar" svg:font-family="aakar" style:font-pitch="variable"/>
    <style:font-face style:name="padmaa-Bold.1.1" svg:font-family="padmaa-Bold.1.1" style:font-pitch="variable"/>
    <style:font-face style:name="Liberation Sans2" svg:font-family="'Liberation Sans'" style:font-family-generic="modern" style:font-pitch="variable"/>
    <style:font-face style:name="Lobster 1.32" svg:font-family="'Lobster 1.3'" style:font-family-generic="modern" style:font-pitch="variable"/>
    <style:font-face style:name="MathJax_Typewriter" svg:font-family="MathJax_Typewriter" style:font-family-generic="modern" style:font-pitch="variable"/>
    <style:font-face style:name="Bitstream Charter1" svg:font-family="'Bitstream Charter'" style:font-family-generic="roman" style:font-pitch="variable"/>
    <style:font-face style:name="Century Gothic2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KR Medium" svg:font-family="'Noto Sans CJK KR Medium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Thin" svg:font-family="'Noto Sans CJK TC Thin'" style:font-family-generic="swiss" style:font-pitch="variable"/>
    <style:font-face style:name="Noto Sans Shavian" svg:font-family="'Noto Sans Shavian'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8.8cm" fo:min-width="33.367cm"/>
    </style:style>
    <style:style style:name="pr1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Section_20_Header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2.695cm"/>
    </style:style>
    <style:style style:name="pr9" style:family="presentation" style:parent-style-name="Title_20_and_20_Content-subtitle">
      <style:graphic-properties draw:fill-color="#ffffff" fo:min-height="10.161cm"/>
    </style:style>
    <style:style style:name="pr10" style:family="presentation" style:parent-style-name="Title_20_and_20_Content-subtitle">
      <style:graphic-properties draw:fill-color="#ffffff" fo:min-height="10.1cm"/>
    </style:style>
    <style:style style:name="pr11" style:family="presentation" style:parent-style-name="Title_20_and_20_Content-subtitle">
      <style:graphic-properties draw:fill-color="#ffffff" fo:min-height="20.321cm"/>
    </style:style>
    <style:style style:name="pr12" style:family="presentation" style:parent-style-name="Title_20_and_20_Content-title">
      <style:graphic-properties fo:min-height="3.638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Futura1" fo:font-size="89pt" fo:font-weight="normal" style:font-size-asian="89pt" style:font-weight-asian="normal" style:font-size-complex="89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 style:font-independent-line-spacing="true"/>
      <style:text-properties style:font-name="Courier 10 Pitch1" fo:font-size="55pt" style:font-size-asian="55pt" style:font-size-complex="5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Lobster 1.31" fo:font-size="89pt" style:font-size-asian="89pt" style:font-size-complex="89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ourier 10 Pitch1" fo:font-size="55pt" style:font-size-asian="55pt" style:font-size-complex="55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style:font-name="Courier 10 Pitch1" fo:font-size="55pt" style:font-size-asian="55pt" style:font-size-complex="55pt"/>
    </style:style>
    <style:style style:name="P12" style:family="paragraph">
      <loext:graphic-properties draw:fill-color="#ffffff"/>
      <style:paragraph-properties fo:text-align="start"/>
      <style:text-properties style:font-name="Lobster 1.31" fo:font-size="144pt" style:font-size-asian="144pt" style:font-size-complex="144p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  <style:text-properties fo:font-size="144pt"/>
    </style:style>
    <style:style style:name="P15" style:family="paragraph">
      <loext:graphic-properties draw:fill="none"/>
      <style:paragraph-properties fo:text-align="end" style:font-independent-line-spacing="true"/>
      <style:text-properties style:font-name="ScrapItUp1" fo:font-size="89pt" style:font-size-asian="89pt" style:font-size-complex="89pt"/>
    </style:style>
    <style:style style:name="P16" style:family="paragraph">
      <style:text-properties style:font-name="Futura1"/>
    </style:style>
    <style:style style:name="P17" style:family="paragraph">
      <style:text-properties style:font-name="Futura1" fo:font-size="89pt" style:font-size-asian="89pt" style:font-size-complex="89pt"/>
    </style:style>
    <style:style style:name="P18" style:family="paragraph">
      <style:paragraph-properties fo:text-align="start"/>
      <style:text-properties fo:font-size="89pt" style:font-size-asian="89pt" style:font-size-complex="89pt"/>
    </style:style>
    <style:style style:name="P19" style:family="paragraph">
      <loext:graphic-properties draw:fill-color="#ffffff"/>
      <style:paragraph-properties fo:text-align="start"/>
      <style:text-properties style:font-name="Abyssinica SIL" fo:font-size="89pt" style:font-size-asian="89pt" style:font-size-complex="89pt"/>
    </style:style>
    <style:style style:name="T1" style:family="text">
      <style:text-properties fo:font-variant="normal" fo:text-transform="none" fo:color="#fefefe" style:text-line-through-style="none" style:text-line-through-type="none" style:text-position="0% 100%" style:font-name="Futura1" fo:font-size="89pt" fo:letter-spacing="normal" fo:font-style="normal" style:text-underline-style="none" fo:font-weight="normal" style:font-size-asian="89pt" style:font-style-asian="normal" style:font-weight-asian="normal" style:font-size-complex="89pt" style:font-style-complex="normal" style:font-weight-complex="normal"/>
    </style:style>
    <style:style style:name="T2" style:family="text">
      <style:text-properties style:font-name="Courier 10 Pitch1" fo:font-size="55pt" style:font-size-asian="55pt" style:font-size-complex="55pt"/>
    </style:style>
    <style:style style:name="T3" style:family="text">
      <style:text-properties fo:font-variant="normal" fo:text-transform="none" fo:color="#fefefe" style:text-line-through-style="none" style:text-line-through-type="none" style:text-position="0% 100%" style:font-name="Lobster 1.31" fo:font-size="89pt" fo:letter-spacing="normal" fo:font-style="normal" style:text-underline-style="none" fo:font-weight="bold" style:font-size-asian="89pt" style:font-style-asian="normal" style:font-weight-asian="bold" style:font-size-complex="89pt" style:font-style-complex="normal" style:font-weight-complex="bold"/>
    </style:style>
    <style:style style:name="T4" style:family="text">
      <style:text-properties style:font-name="Courier 10 Pitch1" fo:font-size="34pt" style:font-size-asian="34pt" style:font-size-complex="34pt"/>
    </style:style>
    <style:style style:name="T5" style:family="text">
      <style:text-properties style:font-name="Lobster 1.31" fo:font-size="144pt" style:font-size-asian="144pt" style:font-size-complex="144pt"/>
    </style:style>
    <style:style style:name="T6" style:family="text">
      <style:text-properties fo:font-variant="normal" fo:text-transform="none" fo:color="#fefefe" style:text-line-through-style="none" style:text-line-through-type="none" style:text-position="0% 100%" style:font-name="Courier 10 Pitch1" fo:font-size="89pt" fo:letter-spacing="normal" fo:font-style="normal" style:text-underline-style="none" fo:font-weight="normal" style:font-size-asian="89pt" style:font-style-asian="normal" style:font-weight-asian="normal" style:font-size-complex="89pt" style:font-style-complex="normal" style:font-weight-complex="normal"/>
    </style:style>
    <style:style style:name="T7" style:family="text">
      <style:text-properties fo:font-variant="normal" fo:text-transform="none" fo:color="#fefefe" style:text-line-through-style="none" style:text-line-through-type="none" style:text-position="0% 100%" style:font-name="Lobster 1.31" fo:font-size="89pt" fo:letter-spacing="normal" fo:font-style="normal" style:text-underline-style="none" fo:font-weight="normal" style:font-size-asian="89pt" style:font-style-asian="normal" style:font-weight-asian="normal" style:font-size-complex="89pt" style:font-style-complex="normal" style:font-weight-complex="normal"/>
    </style:style>
    <style:style style:name="T8" style:family="text">
      <style:text-properties style:font-name="ScrapItUp1" fo:font-size="89pt" style:font-size-asian="89pt" style:font-size-complex="89pt"/>
    </style:style>
    <style:style style:name="T9" style:family="text">
      <style:text-properties style:font-name="Futura1" fo:font-size="89pt" style:font-size-asian="89pt" style:font-size-complex="89pt"/>
    </style:style>
    <style:style style:name="T10" style:family="text">
      <style:text-properties style:font-name="Noto Sans CJK TC Thin" fo:font-size="89pt" style:font-size-asian="89pt" style:font-size-complex="89pt"/>
    </style:style>
    <style:style style:name="T11" style:family="text">
      <style:text-properties fo:font-size="89pt" style:font-size-asian="89pt" style:font-size-complex="89pt"/>
    </style:style>
    <style:style style:name="T12" style:family="text">
      <style:text-properties style:font-name="Noto Sans CJK JP DemiLight" fo:font-size="89pt" style:font-size-asian="89pt" style:font-size-complex="89pt"/>
    </style:style>
    <style:style style:name="T13" style:family="text">
      <style:text-properties style:font-name="Noto Sans CJK TC Black" fo:font-size="89pt" style:font-size-asian="89pt" style:font-size-complex="89pt"/>
    </style:style>
    <style:style style:name="T14" style:family="text">
      <style:text-properties style:font-name="DejaVu Serif Condensed" fo:font-size="89pt" style:font-size-asian="89pt" style:font-size-complex="89pt"/>
    </style:style>
    <style:style style:name="T15" style:family="text">
      <style:text-properties style:font-name="Goudy Old Style" fo:font-size="89pt" style:font-size-asian="89pt" style:font-size-complex="89pt"/>
    </style:style>
    <style:style style:name="T16" style:family="text">
      <style:text-properties style:font-name="Ubuntu" fo:font-size="89pt" style:font-size-asian="89pt" style:font-size-complex="89pt"/>
    </style:style>
    <style:style style:name="T17" style:family="text">
      <style:text-properties style:font-name="Ubuntu Condensed" fo:font-size="89pt" style:font-size-asian="89pt" style:font-size-complex="89pt"/>
    </style:style>
    <style:style style:name="T18" style:family="text">
      <style:text-properties style:font-name="Lobster 1.31" fo:font-size="55pt" style:font-size-asian="55pt" style:font-size-complex="55pt"/>
    </style:style>
    <style:style style:name="T19" style:family="text">
      <style:text-properties fo:font-variant="normal" fo:text-transform="none" fo:color="#ed515c" style:text-line-through-style="none" style:text-line-through-type="none" style:text-position="0% 100%" style:font-name="Lobster 1.32" fo:font-size="144pt" fo:letter-spacing="normal" fo:font-style="normal" style:text-underline-style="none" fo:font-weight="normal" style:font-size-asian="144pt" style:font-style-asian="normal" style:font-weight-asian="normal" style:font-size-complex="1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Header" presentation:presentation-page-layout-name="AL1T0">
        <office:forms form:automatic-focus="false" form:apply-design-mode="false"/>
        <draw:frame draw:name="Title 1" presentation:style-name="pr1" draw:text-style-name="P2" draw:layer="layout" svg:width="26.198cm" svg:height="4.079cm" svg:x="2.25cm" svg:y="8.198cm" presentation:class="title" presentation:user-transformed="true">
          <draw:text-box>
            <text:p text:style-name="P1"><text:span text:style-name="T1">It doesn’t have to be hideous!</text:span></text:p>
          </draw:text-box>
        </draw:frame>
        <draw:frame draw:name="Text Placeholder 2" presentation:style-name="pr2" draw:text-style-name="P4" draw:layer="layout" svg:width="29.336cm" svg:height="1.204cm" svg:x="-1.396cm" svg:y="15.052cm" presentation:class="outline" presentation:user-transformed="true">
          <draw:text-box>
            <text:list text:style-name="L2">
              <text:list-header>
                <text:p text:style-name="P3"><text:span text:style-name="T2">//design for dev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77cm" svg:height="2.913cm" svg:x="2.25cm" svg:y="1.345cm" presentation:class="title" presentation:user-transformed="true">
          <draw:text-box>
            <text:p text:style-name="P6"><text:span text:style-name="T3">It can happen to you!</text:span></text:p>
          </draw:text-box>
        </draw:frame>
        <draw:frame draw:name="Content Placeholder 2" presentation:style-name="pr5" draw:text-style-name="P9" draw:layer="layout" svg:width="31.437cm" svg:height="10.1cm" svg:x="1.27cm" svg:y="7.171cm" presentation:class="outline" presentation:user-transformed="true">
          <draw:text-box>
            <text:list text:style-name="L2">
              <text:list-header>
                <text:p text:style-name="P8"><text:span text:style-name="T2">No designers on team?</text:span></text:p>
                <text:p text:style-name="P8"><text:span text:style-name="T2">Personal project?</text:span></text:p>
                <text:p text:style-name="P8"><text:span text:style-name="T2">Don’t panic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30.77cm" svg:height="2.913cm" svg:x="3.52cm" svg:y="1.778cm" presentation:class="title" presentation:user-transformed="true">
          <draw:text-box>
            <text:p text:style-name="P6"><text:span text:style-name="T1">The Spec</text:span></text:p>
          </draw:text-box>
        </draw:frame>
        <draw:frame draw:name="Content Placeholder 2" presentation:style-name="pr7" draw:text-style-name="P9" draw:layer="layout" svg:width="28.897cm" svg:height="10.632cm" svg:x="3.928cm" svg:y="7.874cm" presentation:class="outline" presentation:user-transformed="true">
          <draw:text-box>
            <text:list text:style-name="L2">
              <text:list-item>
                <text:p text:style-name="P8"><text:span text:style-name="T4">Pick a podcast to play </text:span><text:span text:style-name="T4"><text:line-break/></text:span><text:span text:style-name="T4">at a certain time (like an alarm)</text:span></text:p>
              </text:list-item>
              <text:list-item>
                <text:p text:style-name="P8"><text:span text:style-name="T4">Can be repeated multiple days a week</text:span></text:p>
              </text:list-item>
              <text:list-item>
                <text:p text:style-name="P8"><text:span text:style-name="T4">Edit or delete existing alar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0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Get someone else to do i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ction_20_Header">
        <office:forms form:automatic-focus="false" form:apply-design-mode="false"/>
        <draw:frame draw:name="Title 1" presentation:style-name="pr1" draw:text-style-name="P2" draw:layer="layout" svg:width="26.198cm" svg:height="4.079cm" svg:x="2.25cm" svg:y="8.198cm" presentation:class="title" presentation:user-transformed="true">
          <draw:text-box>
            <text:p text:style-name="P1"><text:span text:style-name="T1">Where do</text:span><text:span text:style-name="T1"><text:line-break/></text:span><text:span text:style-name="T1">I put stuff?</text:span></text:p>
          </draw:text-box>
        </draw:frame>
        <draw:frame draw:name="Text Placeholder 2" presentation:style-name="pr2" draw:text-style-name="P4" draw:layer="layout" svg:width="29.336cm" svg:height="1.204cm" svg:x="-1.396cm" svg:y="15.052cm" presentation:class="outline" presentation:user-transformed="true">
          <draw:text-box>
            <text:list text:style-name="L2">
              <text:list-header>
                <text:p text:style-name="P3"><text:span text:style-name="T2">/* composition *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1</text:span></text:p>
          </draw:text-box>
        </draw:frame>
        <draw:frame presentation:style-name="pr10" draw:text-style-name="P12" draw:layer="layout" svg:width="28.035cm" svg:height="10.1cm" svg:x="3.556cm" svg:y="6.173cm" presentation:class="subtitle" presentation:user-transformed="true">
          <draw:text-box>
            <text:p text:style-name="P8"><text:span text:style-name="T5">Be consist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2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Like </text:span></text:p>
            <text:p text:style-name="P8"><text:span text:style-name="T5">attracts lik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3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Align </text:span><text:span text:style-name="T5"><text:line-break/></text:span><text:span text:style-name="T5">all the thing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4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Fibonacci</text:span><text:span text:style-name="T5"><text:line-break/></text:span><text:span text:style-name="T5">all the thing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0">
        <office:forms form:automatic-focus="false" form:apply-design-mode="false"/>
        <draw:frame draw:name="Title 1" presentation:style-name="pr4" draw:text-style-name="P2" draw:layer="layout" svg:width="30.77cm" svg:height="2.913cm" svg:x="2.25cm" svg:y="1.778cm" presentation:class="title" presentation:user-transformed="true">
          <draw:text-box>
            <text:p text:style-name="P6"><text:span text:style-name="T1">Fibonacci?</text:span></text:p>
          </draw:text-box>
        </draw:frame>
        <draw:frame draw:name="Content Placeholder 2" presentation:style-name="pr5" draw:text-style-name="P9" draw:layer="layout" svg:width="31.437cm" svg:height="10.1cm" svg:x="1.035cm" svg:y="6.635cm" presentation:class="outline" presentation:user-transformed="true">
          <draw:text-box>
            <text:list text:style-name="L2">
              <text:list-header>
                <text:p text:style-name="P8"><text:span text:style-name="T2">Golden ratio == φ ≈ </text:span><text:span text:style-name="T2">1.618</text:span></text:p>
                <text:p text:style-name="P8"><text:span text:style-name="T2">≈ “</text:span><text:span text:style-name="T2">rule of thirds”</text:span><text:span text:style-name="T2"><text:line-break/></text:span><text:span text:style-name="T2">≈ Fibonacci sequence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ction_20_Header">
        <office:forms form:automatic-focus="false" form:apply-design-mode="false"/>
        <draw:frame draw:name="Title 1" presentation:style-name="pr1" draw:text-style-name="P2" draw:layer="layout" svg:width="26.198cm" svg:height="4.079cm" svg:x="2.25cm" svg:y="8.198cm" presentation:class="title" presentation:user-transformed="true">
          <draw:text-box>
            <text:p text:style-name="P1"><text:span text:style-name="T1">What should the stuff</text:span><text:span text:style-name="T1"><text:line-break/></text:span><text:span text:style-name="T1">look like?</text:span></text:p>
          </draw:text-box>
        </draw:frame>
        <draw:frame draw:name="Text Placeholder 2" presentation:style-name="pr2" draw:text-style-name="P4" draw:layer="layout" svg:width="29.336cm" svg:height="1.204cm" svg:x="-1.396cm" svg:y="15.052cm" presentation:class="outline" presentation:user-transformed="true">
          <draw:text-box>
            <text:list text:style-name="L2">
              <text:list-header>
                <text:p text:style-name="P3"><text:span text:style-name="T2">/* construction *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5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Les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6</text:span></text:p>
          </draw:text-box>
        </draw:frame>
        <draw:frame presentation:style-name="pr11" draw:text-style-name="P12" draw:layer="layout" svg:width="28.702cm" svg:height="20.321cm" svg:x="3.556cm" svg:y="1.063cm" presentation:class="subtitle" presentation:user-transformed="true">
          <draw:text-box>
            <text:p text:style-name="P14"><text:span text:style-name="T5">Fonts: Pick 2.</text:span><text:span text:style-name="T5"><text:line-break/></text:span><text:span text:style-name="T5">Choose wise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ction_20_Header">
        <office:forms form:automatic-focus="false" form:apply-design-mode="false"/>
        <draw:frame draw:name="Title 1" presentation:style-name="pr1" draw:text-style-name="P2" draw:layer="layout" svg:width="26.198cm" svg:height="4.079cm" svg:x="2.25cm" svg:y="8.198cm" presentation:class="title" presentation:user-transformed="true">
          <draw:text-box>
            <text:p text:style-name="P1"><text:span text:style-name="T6">Serif</text:span><text:span text:style-name="T1"><text:line-break/></text:span><text:span text:style-name="T1">Sans-serif</text:span><text:span text:style-name="T1"><text:line-break/></text:span><text:span text:style-name="T7">Script</text:span></text:p>
          </draw:text-box>
        </draw:frame>
        <draw:frame draw:name="Text Placeholder 2" presentation:style-name="pr2" draw:text-style-name="P15" draw:layer="layout" svg:width="29.336cm" svg:height="1.204cm" svg:x="-1.426cm" svg:y="14.552cm" presentation:class="outline" presentation:user-transformed="true">
          <draw:text-box>
            <text:list text:style-name="L2">
              <text:list-header>
                <text:p text:style-name="P3"><text:span text:style-name="T8">Stupi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0">
        <office:forms form:automatic-focus="false" form:apply-design-mode="false"/>
        <draw:frame presentation:style-name="pr12" draw:text-style-name="P17" draw:layer="layout" svg:width="29.366cm" svg:height="3.638cm" svg:x="3.802cm" svg:y="1.259cm" presentation:class="title" presentation:user-transformed="true">
          <draw:text-box>
            <text:p text:style-name="P16"><text:span text:style-name="T9">Fonts differ in</text:span></text:p>
          </draw:text-box>
        </draw:frame>
        <draw:frame presentation:style-name="pr11" draw:text-style-name="P19" draw:layer="layout" svg:width="29.71cm" svg:height="20.321cm" svg:x="3.821cm" svg:y="1.854cm" presentation:class="subtitle" presentation:user-transformed="true">
          <draw:text-box>
            <text:p text:style-name="P18"><text:span text:style-name="T10">Width</text:span><text:span text:style-name="T11"> </text:span><text:span text:style-name="T12">aka </text:span><text:span text:style-name="T13">weight</text:span></text:p>
            <text:p text:style-name="P18"><text:span text:style-name="T14">Stroke</text:span><text:span text:style-name="T11"> </text:span><text:span text:style-name="T15">variation</text:span><text:span text:style-name="T11"><text:line-break/></text:span><text:span text:style-name="T16">Overall</text:span><text:span text:style-name="T11"> </text:span><text:span text:style-name="T17">shap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7</text:span></text:p>
          </draw:text-box>
        </draw:frame>
        <draw:frame presentation:style-name="pr9" draw:text-style-name="P12" draw:layer="layout" svg:width="27.527cm" svg:height="10.161cm" svg:x="4.064cm" svg:y="6.143cm" presentation:class="subtitle" presentation:user-transformed="true">
          <draw:text-box>
            <text:p text:style-name="P8"><text:span text:style-name="T18">Make things the same, or make them </text:span><text:span text:style-name="T19">very differe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8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Colors: Pick 3. Choose wisel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1T0">
        <office:forms form:automatic-focus="false" form:apply-design-mode="false"/>
        <draw:custom-shape draw:style-name="gr2" draw:text-style-name="P10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29.366cm" svg:height="2.695cm" svg:x="2.25cm" svg:y="1.242cm" presentation:class="title" presentation:user-transformed="true">
          <draw:text-box>
            <text:p><text:span text:style-name="T2">Rule 9</text:span></text:p>
          </draw:text-box>
        </draw:frame>
        <draw:frame presentation:style-name="pr9" draw:text-style-name="P12" draw:layer="layout" svg:width="28.035cm" svg:height="10.161cm" svg:x="3.556cm" svg:y="6.143cm" presentation:class="subtitle" presentation:user-transformed="true">
          <draw:text-box>
            <text:p text:style-name="P8"><text:span text:style-name="T5">Icons: See rules </text:span><text:span text:style-name="T5">0 and 1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77cm" svg:height="2.913cm" svg:x="2.25cm" svg:y="1.345cm" presentation:class="title" presentation:user-transformed="true">
          <draw:text-box>
            <text:p text:style-name="P6"><text:span text:style-name="T3">Further Reading</text:span></text:p>
          </draw:text-box>
        </draw:frame>
        <draw:frame draw:name="Content Placeholder 2" presentation:style-name="pr5" draw:text-style-name="P9" draw:layer="layout" svg:width="32.597cm" svg:height="10.1cm" svg:x="2.201cm" svg:y="8.382cm" presentation:class="outline" presentation:user-transformed="true">
          <draw:text-box>
            <text:list text:style-name="L2">
              <text:list-item>
                <text:p text:style-name="P8"><text:span text:style-name="T2">Don’t Make Me Think!</text:span></text:p>
              </text:list-item>
              <text:list-item>
                <text:p text:style-name="P8"><text:span text:style-name="T2">The Design </text:span><text:span text:style-name="T2"><text:line-break/></text:span><text:span text:style-name="T2">of Everyday Things</text:span></text:p>
              </text:list-item>
              <text:list-item>
                <text:p text:style-name="P8"><text:span text:style-name="T2">The Non-Designer’s</text:span><text:span text:style-name="T2"><text:line-break/></text:span><text:span text:style-name="T2">Design Book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77cm" svg:height="2.913cm" svg:x="2.25cm" svg:y="1.345cm" presentation:class="title" presentation:user-transformed="true">
          <draw:text-box>
            <text:p text:style-name="P6"><text:span text:style-name="T3">Thanks!</text:span></text:p>
          </draw:text-box>
        </draw:frame>
        <draw:frame draw:name="Content Placeholder 2" presentation:style-name="pr5" draw:text-style-name="P9" draw:layer="layout" svg:width="31.437cm" svg:height="10.1cm" svg:x="1.27cm" svg:y="7.171cm" presentation:class="outline" presentation:user-transformed="true">
          <draw:text-box>
            <text:list text:style-name="L2">
              <text:list-header>
                <text:p text:style-name="P8"><text:span text:style-name="T2">http://whiletrue.do </text:span></text:p>
                <text:p text:style-name="P8"><text:span text:style-name="T2">@nextlevelbanana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ourier 10 Pitch" svg:font-family="'Courier 10 Pitch'"/>
    <style:font-face style:name="Futura" svg:font-family="Futura"/>
    <style:font-face style:name="Lobster 1.3" svg:font-family="'Lobster 1.3'"/>
    <style:font-face style:name="ScrapItUp" svg:font-family="ScrapItUp"/>
    <style:font-face style:name="Bitstream Charter" svg:font-family="'Bitstream Charter'" style:font-family-generic="roman"/>
    <style:font-face style:name="Century Gothic3" svg:font-family="'Century Gothic'" style:font-family-generic="roman"/>
    <style:font-face style:name="Courier 10 Pitch1" svg:font-family="'Courier 10 Pitch'" style:font-pitch="fixed"/>
    <style:font-face style:name="Px437 IBM PS/2thin3" svg:font-family="'Px437 IBM PS/2thin3'" style:font-pitch="fixed"/>
    <style:font-face style:name="Px437 TandyNew Mono" svg:font-family="'Px437 TandyNew Mono'" style:font-pitch="fixed"/>
    <style:font-face style:name="Px437 Wyse700b" svg:font-family="'Px437 Wyse700b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lack Betty" svg:font-family="'Black Betty'" style:font-pitch="variable"/>
    <style:font-face style:name="Century Gothic" svg:font-family="'Century Gothic'" style:font-pitch="variable"/>
    <style:font-face style:name="Chandas" svg:font-family="Chandas" style:font-pitch="variable"/>
    <style:font-face style:name="ChunkFive" svg:font-family="ChunkFive" style:font-pitch="variable"/>
    <style:font-face style:name="Courier 10 Pitch2" svg:font-family="'Courier 10 Pitch'" style:font-pitch="variable"/>
    <style:font-face style:name="Futura1" svg:font-family="Futura" style:font-pitch="variable"/>
    <style:font-face style:name="Goudy Bookletter 1911" svg:font-family="'Goudy Bookletter 1911'" style:font-pitch="variable"/>
    <style:font-face style:name="Goudy Old Style" svg:font-family="'Goudy Old Styl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bster 1.31" svg:font-family="'Lobster 1.3'" style:font-pitch="variable"/>
    <style:font-face style:name="Orbitron" svg:font-family="Orbitron" style:font-pitch="variable"/>
    <style:font-face style:name="Playfair Display" svg:font-family="'Playfair Display'" style:font-pitch="variable"/>
    <style:font-face style:name="Raleway" svg:font-family="Raleway" style:font-pitch="variable"/>
    <style:font-face style:name="Sawasdee" svg:font-family="Sawasdee" style:font-pitch="variable"/>
    <style:font-face style:name="ScrapItUp1" svg:font-family="ScrapItUp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akar" svg:font-family="aakar" style:font-pitch="variable"/>
    <style:font-face style:name="padmaa-Bold.1.1" svg:font-family="padmaa-Bold.1.1" style:font-pitch="variable"/>
    <style:font-face style:name="Liberation Sans2" svg:font-family="'Liberation Sans'" style:font-family-generic="modern" style:font-pitch="variable"/>
    <style:font-face style:name="Lobster 1.32" svg:font-family="'Lobster 1.3'" style:font-family-generic="modern" style:font-pitch="variable"/>
    <style:font-face style:name="MathJax_Typewriter" svg:font-family="MathJax_Typewriter" style:font-family-generic="modern" style:font-pitch="variable"/>
    <style:font-face style:name="Bitstream Charter1" svg:font-family="'Bitstream Charter'" style:font-family-generic="roman" style:font-pitch="variable"/>
    <style:font-face style:name="Century Gothic2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KR Medium" svg:font-family="'Noto Sans CJK KR Medium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Thin" svg:font-family="'Noto Sans CJK TC Thin'" style:font-family-generic="swiss" style:font-pitch="variable"/>
    <style:font-face style:name="Noto Sans Shavian" svg:font-family="'Noto Sans Shavian'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B0000000B03BF6BA3A5E494720.png" xlink:type="simple" xlink:show="embed" xlink:actuate="onLoad"/>
    <draw:fill-image draw:name="msFillBitmap_20_2" draw:display-name="msFillBitmap 2" xlink:href="Pictures/10000000000000B0000000B03BF6BA3A5E494720.png" xlink:type="simple" xlink:show="embed" xlink:actuate="onLoad"/>
    <draw:fill-image draw:name="msFillBitmap_20_3" draw:display-name="msFillBitmap 3" xlink:href="Pictures/10000000000000B0000000B03BF6BA3A5E4947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1212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c6bb" draw:fill="bitmap" draw:fill-image-name="msFillBitmap_20_1" draw:fill-image-width="4.656cm" draw:fill-image-height="4.656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00c6bb" draw:fill="bitmap" draw:fill-image-name="msFillBitmap_20_2" draw:fill-image-width="4.656cm" draw:fill-image-height="4.656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c6bb" draw:fill="bitmap" draw:fill-image-name="msFillBitmap_20_3" draw:fill-image-width="4.656cm" draw:fill-image-height="4.656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6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03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60%"/>
    </style:style>
    <style:style style:name="Mpr7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0%"/>
    </style:style>
    <style:style style:name="Mpr8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03cm" fo:padding-left="0.254cm" fo:padding-right="0.254cm" fo:wrap-option="wrap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cm" draw:shadow-color="#000000" draw:shadow-opacity="60%"/>
    </style:style>
    <style:style style:name="Mpr13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 draw:shadow="visible" draw:shadow-offset-x="0cm" draw:shadow-offset-y="0cm" draw:shadow-color="#000000" draw:shadow-opacity="40%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03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draw:fill-image-width="4.656cm" draw:fill-image-height="4.656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bitmap" draw:fill-image-name="msFillBitmap_20_2" draw:fill-image-width="4.656cm" draw:fill-image-height="4.656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bitmap" draw:fill-image-name="msFillBitmap_20_3" draw:fill-image-width="4.656cm" draw:fill-image-height="4.656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efefe" style:text-line-through-style="none" style:text-line-through-type="none" style:text-position="0% 100%" style:font-name="Century Gothic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c6bb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efefe" style:text-line-through-style="none" style:text-line-through-type="none" style:text-position="0% 100%" style:font-name="Century Gothic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efefe" style:text-line-through-style="none" style:text-line-through-type="none" style:text-position="0% 100%" style:font-name="Century Gothic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5" draw:layer="backgroundobjects" svg:width="33.866cm" svg:height="14.454cm" svg:x="0cm" svg:y="-0.009cm">
        <text:p/>
        <draw:enhanced-geometry draw:mirror-horizontal="false" draw:mirror-vertical="false" svg:viewBox="0 0 0 0" drawooo:sub-view-size="5760 3278" draw:text-areas="0 0 ?f0 ?f1" draw:type="ooxml-non-primitive" draw:enhanced-path="M 5760 0 L 0 0 0 3090 943 3090 1123 3270 1123 3270 1127 3272 1133 3275 1139 3278 1144 3278 1150 3278 1155 3275 1161 3272 1165 3270 1345 3090 5760 3090 5760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7" draw:layer="backgroundobjects" svg:width="29.366cm" svg:height="8.252cm" svg:x="2.25cm" svg:y="4.025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9" draw:layer="backgroundobjects" svg:width="3.732cm" svg:height="1.013cm" svg:x="25.93cm" svg:y="16.782cm" presentation:class="date-time" presentation:user-transformed="true">
        <draw:text-box>
          <text:p text:style-name="MP8"><text:span text:style-name="MT3"><text:date style:data-style-name="D1" text:date-value="2017-08-28">8/28/17</text:date></text:span></text:p>
        </draw:text-box>
      </draw:frame>
      <draw:frame draw:name="Footer Placeholder 4" presentation:style-name="Mpr2" draw:text-style-name="MP9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949cm" svg:height="1.362cm" svg:x="29.662cm" svg:y="16.43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custom-shape draw:name="Freeform 7" draw:style-name="Mgr4" draw:text-style-name="MP12" draw:layer="backgroundobjects" svg:width="33.866cm" svg:height="14.454cm" svg:x="0cm" svg:y="0cm">
        <text:p/>
        <draw:enhanced-geometry draw:mirror-horizontal="false" draw:mirror-vertical="false" svg:viewBox="0 0 0 0" drawooo:sub-view-size="5760 3278" draw:text-areas="0 0 ?f0 ?f1" draw:type="ooxml-non-primitive" draw:enhanced-path="M 0 0 L 5760 0 5760 3090 4817 3090 4637 3270 4637 3270 4633 3272 4627 3275 4621 3278 4616 3278 4610 3278 4605 3275 4599 3272 4595 3270 4415 3090 0 3090 0 0 0 0 Z N">
          <draw:equation draw:name="f0" draw:formula="logwidth"/>
          <draw:equation draw:name="f1" draw:formula="logheight"/>
        </draw:enhanced-geometry>
      </draw:custom-shape>
      <draw:frame draw:name="Title 1" presentation:style-name="Mpr6" draw:text-style-name="MP14" draw:layer="backgroundobjects" svg:width="29.336cm" svg:height="4.079cm" svg:x="2.25cm" svg:y="8.198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Text Placeholder 2" presentation:style-name="Mpr7" draw:text-style-name="MP17" draw:layer="backgroundobjects" svg:width="29.336cm" svg:height="1.204cm" svg:x="2.25cm" svg:y="14.6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3.732cm" svg:height="1.013cm" svg:x="25.93cm" svg:y="16.782cm" presentation:class="date-time" presentation:user-transformed="true">
        <draw:text-box>
          <text:p text:style-name="MP8"><text:span text:style-name="MT3"><text:date style:data-style-name="D1" text:date-value="2017-08-28">8/28/17</text:date></text:span></text:p>
        </draw:text-box>
      </draw:frame>
      <draw:frame draw:name="Footer Placeholder 4" presentation:style-name="Mpr8" draw:text-style-name="MP9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949cm" svg:height="1.362cm" svg:x="29.662cm" svg:y="16.43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Freeform 6" draw:style-name="Mgr5" draw:text-style-name="MP18" draw:layer="backgroundobjects" svg:width="33.866cm" svg:height="6.071cm" svg:x="0cm" svg:y="0cm">
        <text:p/>
        <draw:enhanced-geometry draw:mirror-horizontal="false" draw:mirror-vertical="false" svg:viewBox="0 0 0 0" drawooo:sub-view-size="5760 1377" draw:text-areas="0 0 ?f0 ?f1" draw:type="ooxml-non-primitive" draw:enhanced-path="M 5760 0 L 0 0 0 1189 943 1189 1123 1369 1123 1369 1127 1371 1133 1374 1139 1377 1144 1377 1150 1377 1155 1374 1161 1371 1165 1369 1345 1189 5760 1189 5760 0 Z N">
          <draw:equation draw:name="f0" draw:formula="logwidth"/>
          <draw:equation draw:name="f1" draw:formula="logheight"/>
        </draw:enhanced-geometry>
      </draw:custom-shape>
      <draw:frame draw:name="Title 1" presentation:style-name="Mpr12" draw:text-style-name="MP19" draw:layer="backgroundobjects" svg:width="29.366cm" svg:height="2.695cm" svg:x="2.25cm" svg:y="1.242cm" presentation:class="title" presentation:user-transformed="true">
        <draw:text-box>
          <text:p text:style-name="MP6"><text:span text:style-name="MT7">Click to edit Master title style</text:span></text:p>
        </draw:text-box>
      </draw:frame>
      <draw:frame draw:name="Content Placeholder 2" presentation:style-name="Mpr13" draw:text-style-name="MP17" draw:layer="backgroundobjects" svg:width="29.317cm" svg:height="10.1cm" svg:x="2.274cm" svg:y="6.173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20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20"><text:span text:style-name="MT8">Second level</text:span></text:p>
                                          <text:list>
                                            <text:list-item>
                                              <text:p text:style-name="MP20"><text:span text:style-name="MT9">Third level</text:span></text:p>
                                              <text:list>
                                                <text:list-item>
                                                  <text:p text:style-name="MP21"><text:span text:style-name="MT10">Fourth level</text:span></text:p>
                                                </text:list-item>
                                                <text:list-item>
                                                  <text:p text:style-name="MP21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9" draw:layer="backgroundobjects" svg:width="3.732cm" svg:height="1.013cm" svg:x="25.93cm" svg:y="16.782cm" presentation:class="date-time" presentation:user-transformed="true">
        <draw:text-box>
          <text:p text:style-name="MP8"><text:span text:style-name="MT3"><text:date style:data-style-name="D1" text:date-value="2017-08-28">8/28/17</text:date></text:span></text:p>
        </draw:text-box>
      </draw:frame>
      <draw:frame draw:name="Footer Placeholder 4" presentation:style-name="Mpr14" draw:text-style-name="MP9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15" draw:text-style-name="MP11" draw:layer="backgroundobjects" svg:width="2.949cm" svg:height="1.362cm" svg:x="29.662cm" svg:y="16.43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nimum viable graphic design for developers</dc:title>
    <meta:initial-creator>Q Overton</meta:initial-creator>
    <meta:editing-cycles>33</meta:editing-cycles>
    <meta:creation-date>2017-08-14T00:32:20</meta:creation-date>
    <dc:date>2017-08-28T18:51:12.972821227</dc:date>
    <meta:editing-duration>P2DT22H13M50S</meta:editing-duration>
    <meta:generator>LibreOffice/5.1.6.2$Linux_X86_64 LibreOffice_project/10m0$Build-2</meta:generator>
    <meta:document-statistic meta:object-count="13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TM03457503[[fn=Quotable]]" xlink:href=""/>
  </office:meta>
</office:document-meta>
</file>